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85c" officeooo:paragraph-rsid="00144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t</text:p>
      <text:p text:style-name="P1">Eat</text:p>
      <text:p text:style-name="P1">Eat</text:p>
      <text:p text:style-name="P1">Eat</text:p>
      <text:p text:style-name="P1">Eat</text:p>
      <text:p text:style-name="P1">Eat</text:p>
      <text:p text:style-name="P1">Eat</text:p>
      <text:p text:style-name="P1">D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8:14:38.894865529</meta:creation-date>
    <dc:date>2016-06-04T18:15:12.396033225</dc:date>
    <meta:editing-duration>PT33S</meta:editing-duration>
    <meta:editing-cycles>1</meta:editing-cycles>
    <meta:document-statistic meta:table-count="0" meta:image-count="0" meta:object-count="0" meta:page-count="1" meta:paragraph-count="8" meta:word-count="8" meta:character-count="24" meta:non-whitespace-character-count="24"/>
    <meta:generator>LibreOffice/5.0.5.2$Linux_X86_64 LibreOffice_project/00m0$Build-2</meta:generator>
  </office:meta>
</office:document-meta>
</file>